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91234" officeooo:paragraph-rsid="00191234"/>
    </style:style>
    <style:style style:name="P4"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5"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6" style:family="paragraph" style:parent-style-name="Standard">
      <style:text-properties officeooo:paragraph-rsid="001e11c7"/>
    </style:style>
    <style:style style:name="P7" style:family="paragraph" style:parent-style-name="Standard">
      <style:text-properties officeooo:rsid="001fc6d3" officeooo:paragraph-rsid="0020a2e2"/>
    </style:style>
    <style:style style:name="P8" style:family="paragraph" style:parent-style-name="Standard">
      <style:text-properties officeooo:paragraph-rsid="0020f904"/>
    </style:style>
    <style:style style:name="P9" style:family="paragraph" style:parent-style-name="Standard">
      <style:text-properties officeooo:paragraph-rsid="00217ce7"/>
    </style:style>
    <style:style style:name="P10" style:family="paragraph" style:parent-style-name="Standard">
      <style:text-properties officeooo:paragraph-rsid="0022cc22"/>
    </style:style>
    <style:style style:name="P11" style:family="paragraph" style:parent-style-name="Standard">
      <style:text-properties officeooo:rsid="0024a768" officeooo:paragraph-rsid="002519a9"/>
    </style:style>
    <style:style style:name="P12" style:family="paragraph" style:parent-style-name="Standard">
      <style:text-properties officeooo:rsid="0027144c" officeooo:paragraph-rsid="0027144c"/>
    </style:style>
    <style:style style:name="P13" style:family="paragraph" style:parent-style-name="Standard">
      <style:text-properties officeooo:rsid="0028b7e1" officeooo:paragraph-rsid="0028b7e1"/>
    </style:style>
    <style:style style:name="P14" style:family="paragraph" style:parent-style-name="Standard">
      <style:text-properties officeooo:rsid="0028b7e1" officeooo:paragraph-rsid="002cc877"/>
    </style:style>
    <style:style style:name="P15" style:family="paragraph" style:parent-style-name="Standard">
      <style:text-properties officeooo:rsid="002cc877" officeooo:paragraph-rsid="002cc877"/>
    </style:style>
    <style:style style:name="P16" style:family="paragraph" style:parent-style-name="Standard">
      <style:text-properties officeooo:rsid="002cd159" officeooo:paragraph-rsid="002cd159"/>
    </style:style>
    <style:style style:name="P17" style:family="paragraph" style:parent-style-name="Standard">
      <style:text-properties officeooo:rsid="0031b3f0" officeooo:paragraph-rsid="0031b3f0"/>
    </style:style>
    <style:style style:name="P18" style:family="paragraph" style:parent-style-name="Standard">
      <style:text-properties officeooo:paragraph-rsid="0031f303"/>
    </style:style>
    <style:style style:name="P19" style:family="paragraph" style:parent-style-name="Standard">
      <style:text-properties officeooo:paragraph-rsid="00321680"/>
    </style:style>
    <style:style style:name="P20" style:family="paragraph" style:parent-style-name="Standard">
      <style:text-properties officeooo:paragraph-rsid="0033865d"/>
    </style:style>
    <style:style style:name="P21" style:family="paragraph" style:parent-style-name="Standard">
      <style:text-properties officeooo:rsid="0033865d" officeooo:paragraph-rsid="0033865d"/>
    </style:style>
    <style:style style:name="P22" style:family="paragraph" style:parent-style-name="acode">
      <style:text-properties officeooo:rsid="00191234" officeooo:paragraph-rsid="00191234"/>
    </style:style>
    <style:style style:name="P23" style:family="paragraph" style:parent-style-name="Standard">
      <style:text-properties officeooo:rsid="001899ef"/>
    </style:style>
    <style:style style:name="P24" style:family="paragraph" style:parent-style-name="Standard">
      <style:text-properties officeooo:rsid="001899ef" officeooo:paragraph-rsid="00191234"/>
    </style:style>
    <style:style style:name="P25" style:family="paragraph" style:parent-style-name="Standard">
      <style:text-properties officeooo:rsid="001899ef" officeooo:paragraph-rsid="00443792"/>
    </style:style>
    <style:style style:name="P26" style:family="paragraph" style:parent-style-name="Standard">
      <style:text-properties officeooo:rsid="0031f303" officeooo:paragraph-rsid="0033865d"/>
    </style:style>
    <style:style style:name="P27" style:family="paragraph" style:parent-style-name="Standard">
      <style:text-properties officeooo:rsid="0020f904" officeooo:paragraph-rsid="0020f904"/>
    </style:style>
    <style:style style:name="P28" style:family="paragraph" style:parent-style-name="Standard">
      <style:text-properties officeooo:rsid="001ad27a" officeooo:paragraph-rsid="00217ce7"/>
    </style:style>
    <style:style style:name="P29" style:family="paragraph" style:parent-style-name="Standard">
      <style:text-properties officeooo:rsid="002cc877" officeooo:paragraph-rsid="002cc877"/>
    </style:style>
    <style:style style:name="P30" style:family="paragraph" style:parent-style-name="Standard">
      <style:text-properties officeooo:rsid="0033865d" officeooo:paragraph-rsid="0033865d"/>
    </style:style>
    <style:style style:name="P31" style:family="paragraph" style:parent-style-name="Standard">
      <style:text-properties officeooo:rsid="0033865d" officeooo:paragraph-rsid="0039b88d"/>
    </style:style>
    <style:style style:name="P32" style:family="paragraph" style:parent-style-name="Standard">
      <style:text-properties officeooo:rsid="0033865d" officeooo:paragraph-rsid="003cacab"/>
    </style:style>
    <style:style style:name="P33" style:family="paragraph" style:parent-style-name="Standard">
      <style:text-properties officeooo:rsid="0033865d" officeooo:paragraph-rsid="00191234"/>
    </style:style>
    <style:style style:name="P34" style:family="paragraph" style:parent-style-name="Standard">
      <style:text-properties officeooo:rsid="0033865d" officeooo:paragraph-rsid="003ddb65"/>
    </style:style>
    <style:style style:name="P35" style:family="paragraph" style:parent-style-name="Standard">
      <style:text-properties officeooo:rsid="0033865d" officeooo:paragraph-rsid="00443792"/>
    </style:style>
    <style:style style:name="P36" style:family="paragraph" style:parent-style-name="Standard">
      <style:text-properties officeooo:rsid="001fc6d3" officeooo:paragraph-rsid="003afb2f"/>
    </style:style>
    <style:style style:name="P37" style:family="paragraph" style:parent-style-name="Standard">
      <style:text-properties officeooo:rsid="001fc6d3" officeooo:paragraph-rsid="003c643c"/>
    </style:style>
    <style:style style:name="P38" style:family="paragraph" style:parent-style-name="Standard">
      <style:text-properties officeooo:rsid="001fc6d3" officeooo:paragraph-rsid="003cacab"/>
    </style:style>
    <style:style style:name="P39" style:family="paragraph" style:parent-style-name="Standard">
      <style:text-properties officeooo:rsid="001fc6d3" officeooo:paragraph-rsid="00401cf4"/>
    </style:style>
    <style:style style:name="P40" style:family="paragraph" style:parent-style-name="Standard">
      <style:text-properties officeooo:rsid="0031b3f0" officeooo:paragraph-rsid="0031b3f0"/>
    </style:style>
    <style:style style:name="P41" style:family="paragraph" style:parent-style-name="Standard">
      <style:text-properties officeooo:rsid="003ddb65" officeooo:paragraph-rsid="003ddb65"/>
    </style:style>
    <style:style style:name="P42" style:family="paragraph" style:parent-style-name="Standard">
      <style:text-properties officeooo:rsid="00409c0a" officeooo:paragraph-rsid="00409c0a"/>
    </style:style>
    <style:style style:name="P43" style:family="paragraph" style:parent-style-name="Standard">
      <style:text-properties officeooo:paragraph-rsid="00443792"/>
    </style:style>
    <style:style style:name="P44" style:family="paragraph" style:parent-style-name="Standard">
      <style:text-properties officeooo:rsid="00443792" officeooo:paragraph-rsid="00443792"/>
    </style:style>
    <style:style style:name="P45" style:family="paragraph" style:parent-style-name="Standard">
      <style:text-properties officeooo:rsid="00453a82" officeooo:paragraph-rsid="00453a82"/>
    </style:style>
    <style:style style:name="P46" style:family="paragraph" style:parent-style-name="Heading_20_1">
      <style:text-properties officeooo:rsid="0039b88d" officeooo:paragraph-rsid="0039b88d"/>
    </style:style>
    <style:style style:name="P47" style:family="paragraph" style:parent-style-name="Heading_20_1">
      <style:text-properties officeooo:rsid="0033865d" officeooo:paragraph-rsid="003ddb65"/>
    </style:style>
    <style:style style:name="P48" style:family="paragraph" style:parent-style-name="Heading_20_2">
      <style:text-properties officeooo:paragraph-rsid="003afb2f"/>
    </style:style>
    <style:style style:name="P49" style:family="paragraph" style:parent-style-name="Heading_20_2">
      <style:text-properties officeooo:paragraph-rsid="003c643c"/>
    </style:style>
    <style:style style:name="P50" style:family="paragraph" style:parent-style-name="Heading_20_2">
      <style:text-properties officeooo:paragraph-rsid="003cacab"/>
    </style:style>
    <style:style style:name="P51" style:family="paragraph" style:parent-style-name="Heading_20_2">
      <style:text-properties officeooo:paragraph-rsid="00401cf4"/>
    </style:style>
    <style:style style:name="P52" style:family="paragraph" style:parent-style-name="Heading_20_2">
      <style:text-properties officeooo:rsid="00401cf4" officeooo:paragraph-rsid="00401cf4"/>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ad4c"/>
    </style:style>
    <style:style style:name="T2" style:family="text">
      <style:text-properties officeooo:rsid="001ad27a"/>
    </style:style>
    <style:style style:name="T3" style:family="text">
      <style:text-properties officeooo:rsid="0020f904"/>
    </style:style>
    <style:style style:name="T4" style:family="text">
      <style:text-properties officeooo:rsid="0022cc22"/>
    </style:style>
    <style:style style:name="T5" style:family="text">
      <style:text-properties officeooo:rsid="0025021f"/>
    </style:style>
    <style:style style:name="T6" style:family="text">
      <style:text-properties officeooo:rsid="0027144c"/>
    </style:style>
    <style:style style:name="T7" style:family="text">
      <style:text-properties officeooo:rsid="002b28b3"/>
    </style:style>
    <style:style style:name="T8" style:family="text">
      <style:text-properties officeooo:rsid="002c496b"/>
    </style:style>
    <style:style style:name="T9" style:family="text">
      <style:text-properties officeooo:rsid="002cc877"/>
    </style:style>
    <style:style style:name="T10" style:family="text">
      <style:text-properties officeooo:rsid="002cd159"/>
    </style:style>
    <style:style style:name="T11" style:family="text">
      <style:text-properties officeooo:rsid="002e2f53"/>
    </style:style>
    <style:style style:name="T12" style:family="text">
      <style:text-properties officeooo:rsid="0033cc85"/>
    </style:style>
    <style:style style:name="T13" style:family="text">
      <style:text-properties officeooo:rsid="00359925"/>
    </style:style>
    <style:style style:name="T14" style:family="text">
      <style:text-properties officeooo:rsid="00366964"/>
    </style:style>
    <style:style style:name="T15" style:family="text">
      <style:text-properties officeooo:rsid="0038e5f9"/>
    </style:style>
    <style:style style:name="T16" style:family="text">
      <style:text-properties officeooo:rsid="0039b88d"/>
    </style:style>
    <style:style style:name="T17" style:family="text">
      <style:text-properties officeooo:rsid="003afb2f"/>
    </style:style>
    <style:style style:name="T18" style:family="text">
      <style:text-properties officeooo:rsid="003c643c"/>
    </style:style>
    <style:style style:name="T19" style:family="text">
      <style:text-properties officeooo:rsid="003cacab"/>
    </style:style>
    <style:style style:name="T20" style:family="text">
      <style:text-properties officeooo:rsid="003ddb65"/>
    </style:style>
    <style:style style:name="T21" style:family="text">
      <style:text-properties officeooo:rsid="00401cf4"/>
    </style:style>
    <style:style style:name="T22" style:family="text">
      <style:text-properties officeooo:rsid="004172e2"/>
    </style:style>
    <style:style style:name="T23" style:family="text">
      <style:text-properties officeooo:rsid="00443792"/>
    </style:style>
    <style:style style:name="T24" style:family="text">
      <style:text-properties officeooo:rsid="00453a8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2">Learning Rails Through </text:span>TDD</text:p>
      <text:p text:style-name="P5">Minitest for Rails</text:p>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634_941404247" text:style-name="Index_20_Link" text:visited-style-name="Index_20_Link">INTRO<text:tab/>1</text:a></text:p>
          <text:p text:style-name="P54"><text:a xlink:type="simple" xlink:href="#__RefHeading__110_1634002742" text:style-name="Index_20_Link" text:visited-style-name="Index_20_Link">Testing Rails Projects<text:tab/>1</text:a></text:p>
          <text:p text:style-name="P54"><text:a xlink:type="simple" xlink:href="#__RefHeading__112_1634002742" text:style-name="Index_20_Link" text:visited-style-name="Index_20_Link">MiniTest Testing For Ruby On Rails<text:tab/>3</text:a></text:p>
          <text:p text:style-name="P53"><text:a xlink:type="simple" xlink:href="#__RefHeading__636_941404247" text:style-name="Index_20_Link" text:visited-style-name="Index_20_Link">Let's play with existing tests<text:tab/>3</text:a></text:p>
          <text:p text:style-name="P54"><text:a xlink:type="simple" xlink:href="#__RefHeading__114_1634002742" text:style-name="Index_20_Link" text:visited-style-name="Index_20_Link">User Model Testing<text:tab/>4</text:a></text:p>
          <text:p text:style-name="P54"><text:a xlink:type="simple" xlink:href="#__RefHeading__638_941404247" text:style-name="Index_20_Link" text:visited-style-name="Index_20_Link">User Controller Testing<text:tab/>7</text:a></text:p>
          <text:p text:style-name="P54"><text:a xlink:type="simple" xlink:href="#__RefHeading__640_941404247" text:style-name="Index_20_Link" text:visited-style-name="Index_20_Link">Has_many Model Testing - Books<text:tab/>7</text:a></text:p>
          <text:p text:style-name="P54"><text:a xlink:type="simple" xlink:href="#__RefHeading__642_941404247" text:style-name="Index_20_Link" text:visited-style-name="Index_20_Link">Has_many Controller Testing - Books<text:tab/>7</text:a></text:p>
          <text:p text:style-name="P54"><text:a xlink:type="simple" xlink:href="#__RefHeading__644_941404247" text:style-name="Index_20_Link" text:visited-style-name="Index_20_Link">Model Testing For Other CrowdPublish.TV tables/scaffolds?<text:tab/>7</text:a></text:p>
          <text:p text:style-name="P54"><text:a xlink:type="simple" xlink:href="#__RefHeading__646_941404247" text:style-name="Index_20_Link" text:visited-style-name="Index_20_Link">Controller Testing For Other CrowdPublish.TV tables/scaffolds?<text:tab/>8</text:a></text:p>
          <text:p text:style-name="P54"><text:a xlink:type="simple" xlink:href="#__RefHeading__648_941404247" text:style-name="Index_20_Link" text:visited-style-name="Index_20_Link">What Tests Is CrowdPublish.TV missing?<text:tab/>8</text:a></text:p>
          <text:p text:style-name="P53"><text:a xlink:type="simple" xlink:href="#__RefHeading__650_941404247" text:style-name="Index_20_Link" text:visited-style-name="Index_20_Link">Let's get something useful going &amp; use TDD<text:tab/>8</text:a></text:p>
          <text:p text:style-name="P54"><text:a xlink:type="simple" xlink:href="#__RefHeading__652_941404247" text:style-name="Index_20_Link" text:visited-style-name="Index_20_Link">GitHub<text:tab/>8</text:a></text:p>
          <text:p text:style-name="P54"><text:a xlink:type="simple" xlink:href="#__RefHeading__654_941404247" text:style-name="Index_20_Link" text:visited-style-name="Index_20_Link">Low-Hanging Fruit<text:tab/>8</text:a></text:p>
          <text:p text:style-name="P53"><text:a xlink:type="simple" xlink:href="#__RefHeading__656_941404247" text:style-name="Index_20_Link" text:visited-style-name="Index_20_Link">Fixtures<text:tab/>8</text:a></text:p>
          <text:p text:style-name="P53"><text:a xlink:type="simple" xlink:href="#__RefHeading__658_941404247" text:style-name="Index_20_Link" text:visited-style-name="Index_20_Link">Now for theory – models, controllers<text:tab/>8</text:a></text:p>
          <text:p text:style-name="P53"><text:a xlink:type="simple" xlink:href="#__RefHeading__660_941404247" text:style-name="Index_20_Link" text:visited-style-name="Index_20_Link">Integration Testing<text:tab/>8</text:a></text:p>
          <text:p text:style-name="P53"><text:a xlink:type="simple" xlink:href="#__RefHeading__662_941404247" text:style-name="Index_20_Link" text:visited-style-name="Index_20_Link"><text:tab/>8</text:a></text:p>
          <text:p text:style-name="P53"><text:a xlink:type="simple" xlink:href="#__RefHeading__664_941404247" text:style-name="Index_20_Link" text:visited-style-name="Index_20_Link">Look at the code to understand what Ruby is doing when you run a test<text:tab/>9</text:a></text:p>
        </text:index-body>
      </text:table-of-content>
      <text:p text:style-name="P3"/>
      <text:p text:style-name="P33"/>
      <text:h text:style-name="P46" text:outline-level="1"><text:bookmark-start text:name="__RefHeading__634_941404247"/>INTRO<text:bookmark-end text:name="__RefHeading__634_941404247"/></text:h>
      <text:h text:style-name="Heading_20_2" text:outline-level="2"><text:bookmark-start text:name="__RefHeading__110_1634002742"/>T<text:span text:style-name="T16">esting</text:span> R<text:span text:style-name="T16">ails</text:span> P<text:span text:style-name="T16">rojects</text:span><text:bookmark-end text:name="__RefHeading__110_1634002742"/></text:h>
      <text:p text:style-name="P23">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20">TDD. This is something you hear ad nauseum at Ruby meetups. </text:p>
      <text:p text:style-name="P20"/>
      <text:p text:style-name="P26">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19"><text:soft-page-break/></text:p>
      <text:p text:style-name="P21">But with testing, you have no clue where to begin. You look at the test scaffolding, but you have no idea what it is doing. It doesn't generate any 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18"/>
      <text:p text:style-name="P18">Of course, you didn't do TDD with your kludgy prototype, so now you have to add in tests to make sure your app doesn't break as it gets more complex. </text:p>
      <text:p text:style-name="Standard"/>
      <text:p text:style-name="Standard">As you most likely already know,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p text:style-name="P27">We're assuming you're already familiar with GitHub, Heroku, Rails, Ruby, where code goes in the MVC structure, and at least one of the databases that are compatible with running a local rails server. <text:span text:style-name="T23">We recommend</text:span> <text:span text:style-name="T23">browsing</text:span> through Michael Hartl's tutorial – http://railstutorial.org/book – or something similar. If you haven't yet, please do so now. It will take you only a few months. While you're doing that, be sure to compare the steps in the tutorial to the code in http://github.com/CrowdPublishTV. The first draft of CrowdPublish.TV was created by working through Hartl's tutorial and substituting things like has_many books for has_many microposts.</text:p>
      <text:p text:style-name="P8"/>
      <text:p text:style-name="P9">The default code that comes with Rails versions 3.0+ is called minitest. <text:span text:style-name="T2">But while you were trying to work through figuring out how to put code together to make your site actually do something, you weren't writing any tests. Tests don't make your site do cool things. Tests prevent contributing developers from doing uncool things. </text:span></text:p>
      <text:p text:style-name="P9"/>
      <text:p text:style-name="P28">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you can't even show off to your husband. (Did we forget to tell you we're also assuming you're a married woman, like the founder of CrowdPublish.TV?)</text:p>
      <text:p text:style-name="P6"/>
      <text:p text:style-name="Standard">Minitest is not the only Rails testing framework, there is also RSpec which is very popular. It doesn't come with Rails, but it does come as a gem. There are great books for RSpec such as the one<text:span text:style-name="T3">s</text:span> in the Pragmatic Programmer series. We won't cover RSpec here.</text:p>
      <text:p text:style-name="Standard"/>
      <text:p text:style-name="P11">In the next chapter, we'll start looking at some test code that already exists within a project. Code for that project can be browsed at <text:span text:style-name="T3">http://github.com/CrowdPublishTV.</text:span> To prepare for experimenting with that code, fork the code into your own github account and clone it onto <text:span text:style-name="T5">your local machine. Instructions for doing so can be found at https://help.github.com/articles/fork-a-repo. </text:span></text:p>
      <text:p text:style-name="P45"/>
      <text:h text:style-name="Heading_20_2" text:outline-level="2"><text:bookmark-start text:name="__RefHeading__112_1634002742"/><text:soft-page-break/>M<text:span text:style-name="T16">ini</text:span>T<text:span text:style-name="T16">est</text:span> T<text:span text:style-name="T16">esting</text:span> F<text:span text:style-name="T16">or</text:span> R<text:span text:style-name="T16">uby</text:span> O<text:span text:style-name="T16">n</text:span> R<text:span text:style-name="T16">ails</text:span><text:bookmark-end text:name="__RefHeading__112_1634002742"/></text:h>
      <text:p text:style-name="P44"><text:span text:style-name="T24">MiniTest comes with Rails. So u</text:span>nlike <text:span text:style-name="T24">other test frameworks, you don't have to add a gem to use it.</text:span></text:p>
      <text:p text:style-name="Standard"/>
      <text:p text:style-name="Standard">Like the code in models and controllers are Ruby methods, tests are Ruby methods.</text:p>
      <text:p text:style-name="Standard"/>
      <text:p text:style-name="Standard">Test models, controllers, and views. </text:p>
      <text:p text:style-name="Standard"/>
      <text:p text:style-name="Standard">Test for all the necessary functions. It's a problem if a developer makes a mistake resulting in people no longer being able to sign in to your app. </text:p>
      <text:p text:style-name="Standard"/>
      <text:p text:style-name="Standard">Test each method.</text:p>
      <text:p text:style-name="Standard"/>
      <text:p text:style-name="P10"><text:span text:style-name="T4">When running tests, e</text:span>ach test method starts over with a blank slate. <text:span text:style-name="T4">But some attributes might be needed for every method in the test file.</text:span> <text:span text:style-name="T4">In that case, y</text:span>ou <text:span text:style-name="T4">would write a method to</text:span> set <text:span text:style-name="T4">these attributes</text:span> <text:span text:style-name="T4">before</text:span> the beginning of each test. <text:span text:style-name="T4">Take a look at</text:span></text:p>
      <text:p text:style-name="P10"/>
      <text:p text:style-name="P10">Most tests will require signing in before running the test because the <text:span text:style-name="T4">method they're testing woul</text:span>d fail on the real site if the user were not logged in.</text:p>
      <text:p text:style-name="P1"/>
      <text:p text:style-name="acode">class TestUser &lt; ActiveSupport::TestCase</text:p>
      <text:p text:style-name="acode"><text:s text:c="2"/>def setup</text:p>
      <text:p text:style-name="acode"><text:s text:c="4"/>sign_in @user</text:p>
      <text:p text:style-name="acode"><text:s text:c="4"/>@user = users(:one)</text:p>
      <text:p text:style-name="acode"><text:s text:c="2"/>end</text:p>
      <text:p text:style-name="P22">end</text:p>
      <text:p text:style-name="acode"/>
      <text:p text:style-name="Standard">But what user is being signed in?</text:p>
      <text:p text:style-name="Standard"/>
      <text:p text:style-name="Standard">Fixtures</text:p>
      <text:p text:style-name="Standard"/>
      <text:p text:style-name="Standard">There are gems to create lots of fixtures, but we'll just work with the simple files we have now.</text:p>
      <text:p text:style-name="Standard"/>
      <text:p text:style-name="P31"/>
      <text:h text:style-name="Heading_20_1" text:outline-level="1"><text:bookmark-start text:name="__RefHeading__636_941404247"/>Let's play with existing tests<text:bookmark-end text:name="__RefHeading__636_941404247"/></text:h>
      <text:p text:style-name="P25">A lot of Rails tutorials show you lame tests. It makes you think that testing is ridiculously superfluous, <text:s/>leaving you wonder why anyone would do such a thing. <text:span text:style-name="T23">So we'll start by showing you tests that test a real app.</text:span></text:p>
      <text:p text:style-name="P43"/>
      <text:p text:style-name="P35"><text:span text:style-name="T19">T</text:span>o get something going, feel like we're accomplishing something.</text:p>
      <text:p text:style-name="P32"><text:tab/>I'm pragmatic. I knew this even before the Pragmatic Programmer series was invented. So let's accomplish something besides learn<text:span text:style-name="T15">ing</text:span> theory</text:p>
      <text:p text:style-name="P32"><text:tab/><text:span text:style-name="T12">Rewrite existing tests, compare to existing</text:span></text:p>
      <text:p text:style-name="P32"/>
      <text:h text:style-name="P50" text:outline-level="2"><text:bookmark-start text:name="__RefHeading__114_1634002742"/><text:soft-page-break/>U<text:span text:style-name="T16">ser</text:span> M<text:span text:style-name="T16">odel</text:span> T<text:span text:style-name="T16">esting</text:span><text:bookmark-end text:name="__RefHeading__114_1634002742"/></text:h>
      <text:p text:style-name="P7">Let's play with CrowdPublish.TV's code. <text:span text:style-name="T6">To be able to run tests, you'll need to do a few things with the CrowdPublish.TV code you cloned from your GitHub repository. </text:span></text:p>
      <text:p text:style-name="P7"/>
      <text:p text:style-name="P12">Take a look at the README file in the root directory. There are some instructions for how to set up the code so that a Rails server won't crash when you start it. <text:span text:style-name="T7">We'll go into more details about those instructions here. </text:span></text:p>
      <text:p text:style-name="P12"/>
      <text:p text:style-name="P13"><text:span text:style-name="T8">Some f</text:span>iles <text:span text:style-name="T8">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13"/>
      <text:p text:style-name="P13"><text:span text:style-name="T10">1. Take a look at</text:span> config/initializers/carrierwave.rb. Make sure <text:span text:style-name="T9">the lines</text:span></text:p>
      <text:p text:style-name="acode"><text:s text:c="6"/>:aws_access_key_id <text:s text:c="5"/>=&gt; 'AWS_KEY', </text:p>
      <text:p text:style-name="acode"><text:s text:c="6"/>:aws_secret_access_key <text:s/>=&gt; 'SECRET_KEY', </text:p>
      <text:p text:style-name="P14"><text:span text:style-name="T9">are not</text:span> commented out. <text:span text:style-name="T9">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14"/>
      <text:p text:style-name="P15">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15"/>
      <text:p text:style-name="P13"><text:span text:style-name="T10">2. Open your</text:span> gemfile. Delete 'pg' and replace with 'sqlite3', <text:span text:style-name="T10">unless you have postgresql on your local computer and intend to use it</text:span>. <text:span text:style-name="T10">Most new Rails learners will use sqlite.</text:span></text:p>
      <text:p text:style-name="P13"/>
      <text:p text:style-name="P13"><text:span text:style-name="T10">3. Take a look at</text:span> app/views/layouts/application.html.erb. Make sure </text:p>
      <text:p text:style-name="acode"><text:s text:c="2"/>&lt;%= tag :meta, :name=&gt;"stripe-key", :content=&gt;STRIPE_PUBLIC_KEY %&gt; </text:p>
      <text:p text:style-name="P16">Is not commented out. You probably won't be using any stripe features, <text:span text:style-name="T11">so this value is likely not very important to you</text:span>.</text:p>
      <text:p text:style-name="P13"/>
      <text:p text:style-name="P13">ENV variables are for heroku. Therefore the last commit before pushing to heroku must have those variables set. The non-ENV variables use the initializer files, which are for use on local machines. </text:p>
      <text:p text:style-name="P13"/>
      <text:p text:style-name="P13">* config/initializers/fakekeys.rb: </text:p>
      <text:p text:style-name="P13">Create this file DO NOT CHANGE THE NAME (note that it is listed in .gitignore) &amp; paste the following into it:</text:p>
      <text:p text:style-name="P13"/>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text:soft-page-break/>Stripe.api_key = STRIPE_SECRET_KEY</text:p>
      <text:p text:style-name="acode"/>
      <text:p text:style-name="P13">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13"/>
      <text:p text:style-name="P13">*config/database.yml</text:p>
      <text:p text:style-name="P13">Create this file DO NOT CHANGE THE NAME (note that it is listed in .gitignore) &amp; paste the following into it:</text:p>
      <text:p text:style-name="P13"/>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3"/>
      <text:p text:style-name="P13">Then type bundle install at the command line</text:p>
      <text:p text:style-name="P13">Then type rake db:migrate</text:p>
      <text:p text:style-name="P1"/>
      <text:p text:style-name="P1">You can do this instead of one method for each</text:p>
      <text:p text:style-name="P1"/>
      <text:p text:style-name="acode"><text:s text:c="2"/>[:email, :name, :permalink, :password ].each do |field|</text:p>
      <text:p text:style-name="acode"><text:s text:c="4"/>test "#{field.to_s}_must_not_be_empty" do</text:p>
      <text:p text:style-name="acode"><text:s text:c="6"/>user = User.new</text:p>
      <text:p text:style-name="acode"><text:s text:c="6"/>user.send "#{field.to_s}=", nil</text:p>
      <text:p text:style-name="acode"><text:s text:c="6"/>refute user.valid?</text:p>
      <text:p text:style-name="acode"><text:s text:c="6"/>refute_empty user.errors[field] #must be in same test as above line in order to have usererrors</text:p>
      <text:p text:style-name="acode"><text:s text:c="4"/>end</text:p>
      <text:p text:style-name="acode"><text:s text:c="2"/>end</text:p>
      <text:p text:style-name="P1"/>
      <text:p text:style-name="acode"><text:s text:c="4"/>test "password_confirmation_must_not_be_empty_when_password_present" do</text:p>
      <text:p text:style-name="acode"><text:s text:c="6"/>user = users(:one) </text:p>
      <text:p text:style-name="acode"><text:s text:c="6"/>user.update(password: "11111111")</text:p>
      <text:p text:style-name="acode"><text:s text:c="6"/>user.send "password_confirmation=", nil</text:p>
      <text:p text:style-name="acode"><text:s text:c="6"/>refute user.valid?</text:p>
      <text:p text:style-name="acode"><text:s text:c="6"/>refute_empty user.errors[:password_confirmation] </text:p>
      <text:p text:style-name="acode"><text:s text:c="4"/>end</text:p>
      <text:p text:style-name="acode"><text:soft-page-break/><text:s text:c="2"/>end</text:p>
      <text:p text:style-name="P1"/>
      <text:p text:style-name="acode"><text:s text:c="2"/>test "user attributes must not be empty" do </text:p>
      <text:p text:style-name="acode"><text:s text:c="4"/>user = User.create(name: "Dummy1", password: "hoohaahh", password_confirmation: "hoohaahh", email: "m@example.com")</text:p>
      <text:p text:style-name="acode"># <text:s text:c="3"/>@user = build(:user, name: 'samiam', email: 'fakeunique@fake.com', password: 'secret12', password_confirmation: 'secret12', permalink: 'samlink', address: '22181' )</text:p>
      <text:p text:style-name="acode"><text:s text:c="4"/>assert user.valid?</text:p>
      <text:p text:style-name="acode"># <text:s text:c="3"/>assert @user.errors[:name].any?</text:p>
      <text:p text:style-name="acode"># <text:s text:c="3"/>assert @user.errors[:email].any?</text:p>
      <text:p text:style-name="acode"><text:s text:c="2"/>end</text:p>
      <text:p text:style-name="P1"/>
      <text:p text:style-name="P1"><text:s text:c="2"/>test "password and password_confirmation should match" do</text:p>
      <text:p text:style-name="acode"><text:s text:c="4"/>@user = users(:two) </text:p>
      <text:p text:style-name="acode"><text:s text:c="4"/>@user.password = "hihihihi"</text:p>
      <text:p text:style-name="acode"><text:s text:c="4"/>@user.password_confirmation = "hihihihi"</text:p>
      <text:p text:style-name="acode"><text:s text:c="4"/>assert @user.valid?</text:p>
      <text:p text:style-name="acode"><text:s text:c="2"/>end</text:p>
      <text:p text:style-name="acode"/>
      <text:p text:style-name="acode"><text:s text:c="2"/>test "password and password_confirmation should be at least 8 char" do</text:p>
      <text:p text:style-name="acode"><text:s text:c="4"/>@user = users(:two) </text:p>
      <text:p text:style-name="acode"><text:s text:c="4"/>@user.password = "hihihi"</text:p>
      <text:p text:style-name="acode"><text:s text:c="4"/>@user.password_confirmation = "hihihi"</text:p>
      <text:p text:style-name="acode"><text:s text:c="4"/>refute @user.valid?</text:p>
      <text:p text:style-name="acode"><text:s text:c="2"/>end</text:p>
      <text:p text:style-name="acode"/>
      <text:p text:style-name="acode"><text:s text:c="2"/>test "email of existing user should be unique" do # this doesn't hit db</text:p>
      <text:p text:style-name="acode"><text:s text:c="4"/>user2 = users(:two)</text:p>
      <text:p text:style-name="acode"><text:s text:c="4"/>puts</text:p>
      <text:p text:style-name="acode"><text:s text:c="4"/>puts user2.email </text:p>
      <text:p text:style-name="acode"><text:s text:c="4"/>puts</text:p>
      <text:p text:style-name="acode"><text:s text:c="4"/>puts user2.name </text:p>
      <text:p text:style-name="acode"><text:s text:c="4"/>user2.email = "fake@fake.com"</text:p>
      <text:p text:style-name="acode"><text:s text:c="4"/>puts user2.email </text:p>
      <text:p text:style-name="acode"><text:s text:c="4"/>refute user2.valid?, "email unique"</text:p>
      <text:p text:style-name="acode"><text:s text:c="2"/>end </text:p>
      <text:p text:style-name="acode"/>
      <text:p text:style-name="acode"><text:s text:c="2"/>test "email of new user should be unique" do</text:p>
      <text:p text:style-name="acode"><text:s text:c="4"/>user1 = User.create(name: "Dummy1", email: "m@example.com")</text:p>
      <text:p text:style-name="acode"><text:s text:c="4"/>user2 = User.create(name: "Dummy2", email: "m@example.com")</text:p>
      <text:p text:style-name="acode"><text:s text:c="4"/>refute user2.valid?, "email unique"</text:p>
      <text:p text:style-name="acode"><text:s text:c="2"/>end</text:p>
      <text:p text:style-name="acode"/>
      <text:p text:style-name="acode"><text:s text:c="2"/>test "email should be email" do</text:p>
      <text:p text:style-name="acode"><text:soft-page-break/><text:s text:c="4"/>user = users(:one)</text:p>
      <text:p text:style-name="acode"><text:s text:c="4"/>user.email = "email"</text:p>
      <text:p text:style-name="acode"><text:s text:c="4"/>refute user.valid?, "email format valid"</text:p>
      <text:p text:style-name="acode"><text:s text:c="2"/>end </text:p>
      <text:p text:style-name="P1"><text:s text:c="2"/></text:p>
      <text:p text:style-name="acode"><text:s text:c="2"/>test "should have format of email address" do</text:p>
      <text:p text:style-name="acode"><text:s text:c="4"/>user = User.create(name: "Dummy", email: "example.com")</text:p>
      <text:p text:style-name="acode"><text:s text:c="4"/>refute_match(/\A[\w+\-.]+@[a-z\d\-.]+\.[a-z]+\z/i, user.email)</text:p>
      <text:p text:style-name="acode"><text:s text:c="2"/>end</text:p>
      <text:p text:style-name="P1"><text:s/></text:p>
      <text:p text:style-name="acode"><text:s text:c="2"/>test "should have format of email address2" do</text:p>
      <text:p text:style-name="acode"><text:s text:c="4"/>user1 = users(:one)</text:p>
      <text:p text:style-name="acode"><text:s text:c="4"/>user1.email = "email@lisa.org"</text:p>
      <text:p text:style-name="acode"><text:s text:c="4"/>assert_match(/\A[\w+\-.]+@[a-z\d\-.]+\.[a-z]+\z/i, user1.email)</text:p>
      <text:p text:style-name="acode"><text:s text:c="4"/>user2 = users(:one)</text:p>
      <text:p text:style-name="acode"><text:s text:c="4"/>user2.email = "email"</text:p>
      <text:p text:style-name="acode"><text:s text:c="4"/>refute_match(/\A[\w+\-.]+@[a-z\d\-.]+\.[a-z]+\z/i, user2.email)</text:p>
      <text:p text:style-name="acode"><text:s text:c="2"/>end</text:p>
      <text:p text:style-name="acode">end</text:p>
      <text:p text:style-name="P2"><text:s/></text:p>
      <text:h text:style-name="P48" text:outline-level="2"><text:bookmark-start text:name="__RefHeading__638_941404247"/>U<text:span text:style-name="T16">ser</text:span> <text:span text:style-name="T17">Controller</text:span> T<text:span text:style-name="T16">esting</text:span><text:bookmark-end text:name="__RefHeading__638_941404247"/></text:h>
      <text:p text:style-name="P36"/>
      <text:p text:style-name="P36"/>
      <text:h text:style-name="P48" text:outline-level="2"><text:bookmark-start text:name="__RefHeading__640_941404247"/><text:span text:style-name="T18">Has_many</text:span> M<text:span text:style-name="T16">odel</text:span> T<text:span text:style-name="T16">esting - Books</text:span><text:bookmark-end text:name="__RefHeading__640_941404247"/></text:h>
      <text:p text:style-name="P36"/>
      <text:p text:style-name="P36"/>
      <text:p text:style-name="P36"/>
      <text:h text:style-name="P49" text:outline-level="2"><text:bookmark-start text:name="__RefHeading__642_941404247"/><text:span text:style-name="T18">Has_many</text:span> <text:span text:style-name="T18">Controller</text:span> T<text:span text:style-name="T16">esting - Books</text:span><text:bookmark-end text:name="__RefHeading__642_941404247"/></text:h>
      <text:p text:style-name="P37"/>
      <text:p text:style-name="P37"/>
      <text:h text:style-name="P50" text:outline-level="2"><text:bookmark-start text:name="__RefHeading__644_941404247"/>M<text:span text:style-name="T16">odel</text:span> T<text:span text:style-name="T16">esting For Other CrowdPublish.TV tables/scaffolds?</text:span><text:bookmark-end text:name="__RefHeading__644_941404247"/></text:h>
      <text:p text:style-name="P38"/>
      <text:p text:style-name="P2"/>
      <text:p text:style-name="P2"/>
      <text:h text:style-name="P50" text:outline-level="2"><text:bookmark-start text:name="__RefHeading__646_941404247"/><text:span text:style-name="T19">Controller</text:span> T<text:span text:style-name="T16">esting For Other CrowdPublish.TV tables/scaffolds?</text:span><text:bookmark-end text:name="__RefHeading__646_941404247"/></text:h>
      <text:p text:style-name="P38"/>
      <text:p text:style-name="P38"/>
      <text:h text:style-name="P51" text:outline-level="2"><text:soft-page-break/></text:h>
      <text:h text:style-name="P51" text:outline-level="2"><text:bookmark-start text:name="__RefHeading__648_941404247"/><text:span text:style-name="T21">What Tests Is CrowdPublish.TV missing?</text:span><text:bookmark-end text:name="__RefHeading__648_941404247"/></text:h>
      <text:p text:style-name="P39"/>
      <text:p text:style-name="P38"/>
      <text:h text:style-name="Heading_20_1" text:outline-level="1"><text:bookmark-start text:name="__RefHeading__650_941404247"/>Let's get something useful going &amp; use TDD<text:bookmark-end text:name="__RefHeading__650_941404247"/></text:h>
      <text:p text:style-name="P41"><text:span text:style-name="T21">Now you're familiar with </text:span>What's going on in CrowdPublish.TV code</text:p>
      <text:p text:style-name="P41"/>
      <text:p text:style-name="P41"/>
      <text:h text:style-name="Heading_20_2" text:outline-level="2"><text:bookmark-start text:name="__RefHeading__652_941404247"/>GitHub<text:bookmark-end text:name="__RefHeading__652_941404247"/></text:h>
      <text:p text:style-name="P32"><text:tab/><text:span text:style-name="T12">Pick something from Issues on GitHub &amp; see what you can do</text:span></text:p>
      <text:p text:style-name="P32"/>
      <text:h text:style-name="P52" text:outline-level="2"><text:bookmark-start text:name="__RefHeading__654_941404247"/>Low-Hanging Fruit<text:bookmark-end text:name="__RefHeading__654_941404247"/></text:h>
      <text:p text:style-name="P42">Anything that merely requires adding scaffolding</text:p>
      <text:p text:style-name="P32"/>
      <text:p text:style-name="P32"/>
      <text:h text:style-name="P47" text:outline-level="1"><text:bookmark-start text:name="__RefHeading__656_941404247"/><text:span text:style-name="T20">Fixtures</text:span><text:bookmark-end text:name="__RefHeading__656_941404247"/></text:h>
      <text:p text:style-name="P32"/>
      <text:h text:style-name="Heading_20_1" text:outline-level="1"><text:bookmark-start text:name="__RefHeading__658_941404247"/>Now for theory – models, controllers<text:bookmark-end text:name="__RefHeading__658_941404247"/></text:h>
      <text:p text:style-name="P34">let's get more complicated/understand what we're doing instead of just doing, <text:span text:style-name="T14">thus write tests faster and make fewer mistakes</text:span></text:p>
      <text:p text:style-name="P32"/>
      <text:p text:style-name="P41"/>
      <text:h text:style-name="P47" text:outline-level="1"><text:bookmark-start text:name="__RefHeading__660_941404247"/><text:span text:style-name="T20">Integration Testing</text:span> <text:bookmark-end text:name="__RefHeading__660_941404247"/></text:h>
      <text:p text:style-name="P32"/>
      <text:p text:style-name="P32"/>
      <text:p text:style-name="P32"/>
      <text:h text:style-name="Heading_20_1" text:outline-level="1"><text:bookmark-start text:name="__RefHeading__664_941404247"/><text:span text:style-name="T19">Look at the code to understand what Ruby is doing when you run a test</text:span><text:bookmark-end text:name="__RefHeading__664_941404247"/></text:h>
      <text:p text:style-name="P32"/>
      <text:p text:style-name="P32"><text:span text:style-name="T19">Get even more in-depth, </text:span></text:p>
      <text:p text:style-name="P32"/>
      <text:p text:style-name="P17">Assertions code</text:p>
      <text:p text:style-name="P17">http://docs.seattlerb.org/minitest/Minitest/Assertions.html </text:p>
      <text:p text:style-name="P17"/>
      <text:p text:style-name="P17"><text:soft-pag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19T10:28:58.064991475</dc:date>
    <meta:editing-duration>P11DT22H35M21S</meta:editing-duration>
    <meta:editing-cycles>39</meta:editing-cycles>
    <meta:generator>LibreOffice/4.2.8.2$Linux_X86_64 LibreOffice_project/420m0$Build-2</meta:generator>
    <meta:document-statistic meta:table-count="0" meta:image-count="0" meta:object-count="0" meta:page-count="9" meta:paragraph-count="186" meta:word-count="2074" meta:character-count="13424" meta:non-whitespace-character-count="11194"/>
  </office:meta>
</office:document-meta>
</file>